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564cm" loext:contextual-spacing="false" fo:line-height="138%" style:writing-mode="lr-tb"/>
      <style:text-properties fo:font-variant="normal" fo:text-transform="none" fo:color="#595959" style:text-line-through-style="none" style:text-line-through-type="none" style:font-name="Lato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.564cm" loext:contextual-spacing="false" fo:line-height="138%" style:writing-mode="lr-tb"/>
      <style:text-properties fo:font-variant="normal" fo:text-transform="none" fo:color="#595959" style:text-line-through-style="none" style:text-line-through-type="none" style:font-name="Lato" fo:font-size="13pt" fo:font-style="normal" style:text-underline-style="none" fo:font-weight="normal" officeooo:rsid="001be3a2" officeooo:paragraph-rsid="001be3a2" style:text-blinking="false" fo:background-color="transparent"/>
    </style:style>
    <style:style style:name="P3" style:family="paragraph" style:parent-style-name="Text_20_body">
      <style:paragraph-properties fo:margin-top="0cm" fo:margin-bottom="0.564cm" loext:contextual-spacing="false" fo:line-height="138%" style:writing-mode="lr-tb"/>
      <style:text-properties fo:font-variant="normal" fo:text-transform="none" fo:color="#595959" style:text-line-through-style="none" style:text-line-through-type="none" style:font-name="Lato" fo:font-size="13pt" fo:font-style="normal" style:text-underline-style="none" fo:font-weight="normal" officeooo:rsid="001d591f" officeooo:paragraph-rsid="001d591f" style:text-blinking="false" fo:background-color="transparent"/>
    </style:style>
    <style:style style:name="P4" style:family="paragraph" style:parent-style-name="Text_20_body">
      <style:paragraph-properties fo:margin-top="0cm" fo:margin-bottom="0.564cm" loext:contextual-spacing="false" fo:line-height="138%" style:writing-mode="lr-tb"/>
      <style:text-properties fo:font-variant="normal" fo:text-transform="none" fo:color="#595959" style:text-line-through-style="none" style:text-line-through-type="none" style:font-name="Lato" fo:font-size="13pt" fo:font-style="normal" style:text-underline-style="none" fo:font-weight="normal" officeooo:rsid="001f5316" officeooo:paragraph-rsid="001f5316" style:text-blinking="false" fo:background-color="transparent"/>
    </style:style>
    <style:style style:name="P5" style:family="paragraph" style:parent-style-name="Text_20_body">
      <style:paragraph-properties fo:margin-top="0cm" fo:margin-bottom="0.564cm" loext:contextual-spacing="false" fo:line-height="138%" style:writing-mode="lr-tb"/>
      <style:text-properties fo:font-variant="normal" fo:text-transform="none" fo:color="#595959" style:text-line-through-style="none" style:text-line-through-type="none" style:font-name="Lato" fo:font-size="13pt" fo:font-style="normal" style:text-underline-style="none" fo:font-weight="normal" officeooo:rsid="0020e1ad" officeooo:paragraph-rsid="0020e1ad" style:text-blinking="false" fo:background-color="transparent"/>
    </style:style>
    <style:style style:name="P6" style:family="paragraph" style:parent-style-name="Text_20_body">
      <style:paragraph-properties fo:margin-top="0cm" fo:margin-bottom="0.564cm" loext:contextual-spacing="false" fo:line-height="138%" style:writing-mode="lr-tb"/>
      <style:text-properties fo:font-variant="normal" fo:text-transform="none" fo:color="#595959" style:text-line-through-style="none" style:text-line-through-type="none" style:font-name="Lato" fo:font-size="13pt" fo:font-style="normal" style:text-underline-style="none" fo:font-weight="normal" officeooo:rsid="0020e1ad" officeooo:paragraph-rsid="0020e1ad" style:text-blinking="false" fo:background-color="transparent"/>
    </style:style>
    <style:style style:name="P7" style:family="paragraph" style:parent-style-name="Text_20_body">
      <style:paragraph-properties fo:margin-top="0cm" fo:margin-bottom="0.564cm" loext:contextual-spacing="false" fo:line-height="138%" style:writing-mode="lr-tb"/>
      <style:text-properties fo:font-variant="normal" fo:text-transform="none" fo:color="#595959" style:text-line-through-style="none" style:text-line-through-type="none" style:font-name="Lato" fo:font-size="13pt" fo:font-style="normal" style:text-underline-style="none" fo:font-weight="normal" officeooo:rsid="0022d7dc" officeooo:paragraph-rsid="0022d7dc" style:text-blinking="false" fo:background-color="transparent"/>
    </style:style>
    <style:style style:name="P8" style:family="paragraph" style:parent-style-name="Text_20_body">
      <style:paragraph-properties fo:margin-top="0cm" fo:margin-bottom="0.564cm" loext:contextual-spacing="false" fo:line-height="138%" style:writing-mode="lr-tb"/>
      <style:text-properties fo:font-variant="normal" fo:text-transform="none" fo:color="#595959" style:text-line-through-style="none" style:text-line-through-type="none" style:font-name="Lato" fo:font-size="13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.564cm" loext:contextual-spacing="false" fo:line-height="138%" style:writing-mode="lr-tb"/>
      <style:text-properties fo:font-variant="normal" fo:text-transform="none" fo:color="#595959" style:text-line-through-style="none" style:text-line-through-type="none" style:font-name="Lato" fo:font-size="13pt" fo:font-style="normal" style:text-underline-style="none" fo:font-weight="normal" officeooo:paragraph-rsid="00246a28" style:text-blinking="false" fo:background-color="transparent"/>
    </style:style>
    <style:style style:name="P10" style:family="paragraph" style:parent-style-name="Text_20_body">
      <style:paragraph-properties fo:margin-top="0cm" fo:margin-bottom="0.564cm" loext:contextual-spacing="false" fo:line-height="138%" style:writing-mode="lr-tb"/>
      <style:text-properties fo:font-variant="normal" fo:text-transform="none" fo:color="#595959" style:text-line-through-style="none" style:text-line-through-type="none" style:font-name="Lato" fo:font-size="13pt" fo:font-style="normal" style:text-underline-style="none" fo:font-weight="normal" officeooo:rsid="00246a28" officeooo:paragraph-rsid="00246a28" style:text-blinking="false" fo:background-color="transparent"/>
    </style:style>
    <style:style style:name="T1" style:family="text">
      <style:text-properties officeooo:rsid="00246a28"/>
    </style:style>
    <style:style style:name="T2" style:family="text">
      <style:text-properties officeooo:rsid="0024a8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badcf3f9-7fff-73f2-1782-2b8b33837587"/>1. What is Performance Testing?</text:p>
      <text:p text:style-name="P2">Performance testing a non functional testing technique performed to determine the system parameters in terms of responsiveness and stability under various workload.</text:p>
      <text:p text:style-name="P2">It measures the quality attribute of the system ,such as scalability ,relibility and so on.</text:p>
      <text:p text:style-name="P1">2. Types of Performance Testing?</text:p>
      <text:p text:style-name="P3">1.Load testing</text:p>
      <text:p text:style-name="P3">2.volume testing</text:p>
      <text:p text:style-name="P3">3.Scalabiity testing</text:p>
      <text:p text:style-name="P3">4.stress testingI</text:p>
      <text:p text:style-name="P1">3. What is Jmeter and Advantages of Jmeter over other performance testing tools.</text:p>
      <text:p text:style-name="P3">It is an open source tool designed for load testing and functional testing of software</text:p>
      <text:p text:style-name="P3">ADVANTAGES:</text:p>
      <text:p text:style-name="P3">1.platform independent</text:p>
      <text:p text:style-name="P3">2.Record and playback feature</text:p>
      <text:p text:style-name="P3">3.free of cost</text:p>
      <text:p text:style-name="P3">4.easy to use.</text:p>
      <text:p text:style-name="P1">4. What is Thread Group in Jmeter?</text:p>
      <text:p text:style-name="P4"><text:soft-page-break/>Thread group is a set of threads that excutes the same scenario.in this each thread represents the users who are working under the test.</text:p>
      <text:p text:style-name="P1">5. Write down and explain any 5 listeners present in Jmeter?</text:p>
      <text:p text:style-name="P5">1.Aggregated Graph:</text:p>
      <text:p text:style-name="P7">All the important and necessary information are provided by this listner.</text:p>
      <text:p text:style-name="P5">2.Aggregated report:</text:p>
      <text:p text:style-name="P7">Aggregated graph and Aggregated report provides same information only difference is data viwed in statistical form.</text:p>
      <text:p text:style-name="P5">3.View result Tree:</text:p>
      <text:p text:style-name="P7">It provides the sampler result which can viewed in different format along with the request</text:p>
      <text:p text:style-name="P5">4.View result in table:</text:p>
      <text:p text:style-name="P7">It is useful for getting quick estimation of the behaviour of the system under test.</text:p>
      <text:p text:style-name="P5">5.spline vsualizer:</text:p>
      <text:p text:style-name="P7">used to display the changes of the response time over the course of the test,in the form of graph</text:p>
      <text:p text:style-name="P5"/>
      <text:p text:style-name="P1">6. Explain How do you recorded/made your script in your language.</text:p>
      <text:p text:style-name="P1"/>
      <text:p text:style-name="P1">7. Why do we need to do performance testing?</text:p>
      <text:p text:style-name="P9"><text:soft-page-break/>performance testing <text:span text:style-name="T1">is the integral part of software testing .it is mainly carried out to test the speed,scalability and of the system under a perticular work load.</text:span><text:span text:style-name="T2">more important performance testing uncovers what need to be improved before the product goes to the market</text:span></text:p>
      <text:p text:style-name="P10"/>
      <text:p text:style-name="P1"/>
      <text:p text:style-name="P1"/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6:21:49.171863779</meta:creation-date>
    <dc:date>2021-11-24T19:02:17.185428378</dc:date>
    <meta:editing-duration>PT8M1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32" meta:word-count="290" meta:character-count="1810" meta:non-whitespace-character-count="1550"/>
  </office:meta>
</office:document-meta>
</file>